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skerville" svg:font-family="Baskerville, 'Times New Roma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color="#4700b8"/>
    </style:style>
    <style:style style:name="P2" style:family="paragraph" style:parent-style-name="Preformatted_20_Text">
      <style:text-properties fo:color="#000000"/>
    </style:style>
    <style:style style:name="P3" style:family="paragraph" style:parent-style-name="Preformatted_20_Text">
      <style:text-properties fo:color="#280099"/>
    </style:style>
    <style:style style:name="P4" style:family="paragraph" style:parent-style-name="Preformatted_20_Text">
      <style:text-properties fo:font-weight="normal" style:font-weight-asian="normal" style:font-weight-complex="normal"/>
    </style:style>
    <style:style style:name="P5" style:family="paragraph" style:parent-style-name="Text_20_body">
      <style:paragraph-properties fo:margin-left="0cm" fo:margin-right="0cm" fo:margin-top="0cm" fo:margin-bottom="0cm" style:line-height-at-least="0.556cm" fo:text-indent="0cm" style:auto-text-indent="false" fo:padding="0cm" fo:border="none"/>
    </style:style>
    <style:style style:name="P6" style:family="paragraph" style:parent-style-name="Preformatted_20_Text">
      <style:paragraph-properties fo:margin-left="0cm" fo:margin-right="0cm" fo:margin-top="0cm" fo:margin-bottom="0cm" style:line-height-at-least="0.556cm" fo:text-indent="0cm" style:auto-text-indent="false" fo:padding="0cm" fo:border="none"/>
    </style:style>
    <style:style style:name="P7" style:family="paragraph" style:parent-style-name="Preformatted_20_Text">
      <style:paragraph-properties fo:margin-left="0cm" fo:margin-right="0cm" fo:margin-top="0cm" fo:margin-bottom="0cm" style:line-height-at-least="0.556cm" fo:widows="1" fo:text-indent="0cm" style:auto-text-indent="false" fo:padding="0cm" fo:border="none"/>
    </style:style>
    <style:style style:name="P8" style:family="paragraph" style:parent-style-name="Preformatted_20_Text">
      <style:paragraph-properties fo:margin-top="0cm" fo:margin-bottom="0cm" style:line-height-at-least="0.556cm" fo:padding="0cm" fo:border="none"/>
    </style:style>
    <style:style style:name="P9" style:family="paragraph" style:parent-style-name="Preformatted_20_Text">
      <style:paragraph-properties fo:margin-top="0cm" fo:margin-bottom="0cm" style:line-height-at-least="0.556cm" fo:widows="1" fo:padding="0cm" fo:border="none"/>
    </style:style>
    <style:style style:name="P10" style:family="paragraph" style:parent-style-name="Text_20_body">
      <style:paragraph-properties fo:margin-left="0cm" fo:margin-right="0cm" fo:margin-top="0cm" fo:margin-bottom="0.423cm" style:line-height-at-least="0.556cm" fo:widows="1" fo:text-indent="0cm" style:auto-text-indent="false" fo:padding="0cm" fo:border="none"/>
      <style:text-properties fo:font-variant="normal" fo:text-transform="none" fo:color="#222222" style:font-name="Baskerville" fo:font-size="10pt" fo:letter-spacing="normal" fo:font-style="normal" fo:font-weight="normal" style:font-size-asian="10pt" style:font-size-complex="10pt"/>
    </style:style>
    <style:style style:name="P11" style:family="paragraph" style:parent-style-name="Preformatted_20_Text">
      <style:text-properties fo:font-size="10pt" style:font-size-asian="10pt" style:font-size-complex="10pt"/>
    </style:style>
    <style:style style:name="P12" style:family="paragraph" style:parent-style-name="Preformatted_20_Text">
      <style:paragraph-properties fo:margin-left="0cm" fo:margin-right="0cm" fo:margin-top="0cm" fo:margin-bottom="0cm" style:line-height-at-least="0.556cm" fo:widows="1" fo:text-indent="0cm" style:auto-text-indent="false" fo:padding="0cm" fo:border="none"/>
    </style:style>
    <style:style style:name="P13" style:family="paragraph" style:parent-style-name="Preformatted_20_Text">
      <style:paragraph-properties fo:margin-top="0cm" fo:margin-bottom="0cm" style:line-height-at-least="0.556cm" fo:widows="1" fo:padding="0cm" fo:border="non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font-variant="normal" fo:text-transform="none" fo:color="#000088" style:font-name="monospace" fo:font-size="11.25pt" fo:letter-spacing="normal" fo:font-style="normal" fo:font-weight="normal"/>
    </style:style>
    <style:style style:name="T4" style:family="text">
      <style:text-properties fo:font-variant="normal" fo:text-transform="none" fo:color="#000088" style:font-name="monospace" fo:font-size="10pt" fo:letter-spacing="normal" fo:font-style="normal" fo:font-weight="normal" style:font-size-asian="10pt" style:font-size-complex="10pt"/>
    </style:style>
    <style:style style:name="T5" style:family="text">
      <style:text-properties fo:font-variant="normal" fo:text-transform="none" fo:color="#000088" style:font-name="monospace" fo:font-size="10pt" fo:letter-spacing="normal" fo:font-style="normal" style:font-size-asian="10pt" style:font-size-complex="10pt"/>
    </style:style>
    <style:style style:name="T6" style:family="text">
      <style:text-properties fo:font-variant="normal" fo:text-transform="none" fo:color="#000088" style:font-name="monospace" fo:letter-spacing="normal" fo:font-style="normal" fo:font-weight="normal"/>
    </style:style>
    <style:style style:name="T7" style:family="text">
      <style:text-properties fo:font-variant="normal" fo:text-transform="none" fo:color="#000088" fo:font-size="10pt" fo:letter-spacing="normal" style:font-size-asian="10pt" style:font-size-complex="10pt"/>
    </style:style>
    <style:style style:name="T8" style:family="text">
      <style:text-properties fo:font-variant="normal" fo:text-transform="none" fo:color="#000088" fo:letter-spacing="normal"/>
    </style:style>
    <style:style style:name="T9" style:family="text">
      <style:text-properties fo:font-variant="normal" fo:text-transform="none" fo:color="#222222" style:font-name="Baskerville" fo:font-size="10pt" fo:letter-spacing="normal" fo:font-style="normal" fo:font-weight="normal" style:font-size-asian="10pt" style:font-size-complex="10pt"/>
    </style:style>
    <style:style style:name="T10" style:family="text">
      <style:text-properties fo:color="#280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OTES – D3.js for Scott Murray tuts :</text:p>
      <text:p text:style-name="Preformatted_20_Text"/>
      <text:p text:style-name="Preformatted_20_Text"><text:span text:style-name="T1">1. d3.select('some_element')</text:span> -&gt; Uses css selector for selecting first element that matches.</text:p>
      <text:p text:style-name="Preformatted_20_Text"><text:span text:style-name="T1">2. .append('some_element')</text:span> -&gt; creates a new dom object for the element to append and appends just before the closing of the selected object (eg : juuts before &lt;/body&gt;).</text:p>
      <text:p text:style-name="Preformatted_20_Text"><text:span text:style-name="T1">3. .text('string')</text:span> -&gt; sets the text content of the slection on which this function is called as the string passed.</text:p>
      <text:p text:style-name="Preformatted_20_Text"><text:span text:style-name="T1">4. d3.selectAll()</text:span> -&gt; when one needs to select more than one element.</text:p>
      <text:p text:style-name="Preformatted_20_Text"><text:span text:style-name="T1">5. selection.data()</text:span> -&gt; used to bind data to DOM objects, so that; latter we can referannce those values to apply mapping rules.</text:p>
      <text:p text:style-name="Preformatted_20_Text">If selection return no reference ( no such dom objects exitsts till now, data still binds data to these empty selections, whatever the 'x' may be in selectAll('x')).</text:p>
      <text:p text:style-name="Preformatted_20_Text"><text:span text:style-name="T1">6. selection.data().enter()</text:span> -&gt; enter() creates the place-holder Dom objects from empty selections that data was bound to when selection returned zero objects or less than the data points available.</text:p>
      <text:p text:style-name="Preformatted_20_Text"/>
      <text:p text:style-name="Preformatted_20_Text">&gt;&gt; Example:</text:p>
      <text:p text:style-name="P3">d3.select("body")</text:p>
      <text:p text:style-name="P1"><text:span text:style-name="T10"><text:s text:c="4"/>.selectAll("p")</text:span> <text:span text:style-name="T2">// if empty selection then no need to specifically say <text:tab/><text:tab/><text:tab/><text:tab/> <text:s/>// 'p',could use any name.</text:span></text:p>
      <text:p text:style-name="P1"><text:s text:c="4"/>.<text:span text:style-name="T10">data(dataset)</text:span></text:p>
      <text:p text:style-name="P3"><text:s text:c="4"/>.enter()</text:p>
      <text:p text:style-name="P1"><text:span text:style-name="T10"><text:s text:c="4"/>.append("p")</text:span> <text:span text:style-name="T2">// append then converts all the placeholders to 'p' type Dom.</text:span></text:p>
      <text:p text:style-name="P1"><text:s text:c="4"/>.<text:span text:style-name="T10">text("New paragraph!");</text:span></text:p>
      <text:p text:style-name="Preformatted_20_Text">Here as no 'p' tags exist, thus data is binded to empty selections and enter creates those data points. No. of DOM objects that are created are equal to the no. of the data points passed to data().</text:p>
      <text:p text:style-name="Preformatted_20_Text"><text:span text:style-name="T1">7. Sticky data</text:span> -&gt; <text:s/>the data binded to the dom objects can be accesed again we needed to make manuplations.</text:p>
      <text:p text:style-name="Preformatted_20_Text">As .text(function(d) { return d; });</text:p>
      <text:p text:style-name="Preformatted_20_Text">Any time after data() is called , an anonymous function with 'd' as parameter can be used. Data() ensures that the data binded to the dom element is only being referenced.</text:p>
      <text:p text:style-name="Preformatted_20_Text"><text:span text:style-name="T1">8. .attr() and .style()</text:span> -&gt; used to change set HTML attributes and change CSS properties of the selection.</text:p>
      <text:p text:style-name="Preformatted_20_Text"/>
      <text:p text:style-name="Preformatted_20_Text">&gt;&gt;Example:</text:p>
      <text:p text:style-name="P3">.style("color", "red");</text:p>
      <text:p text:style-name="P2">OR</text:p>
      <text:p text:style-name="P3">.style("color", function(d) {</text:p>
      <text:p text:style-name="P3"><text:s text:c="4"/>if (d &gt; 15) { <text:s text:c="2"/>//Threshold of 15</text:p>
      <text:p text:style-name="P3"><text:s text:c="8"/>return "red";</text:p>
      <text:p text:style-name="P3"><text:s text:c="4"/>} else {</text:p>
      <text:p text:style-name="P3"><text:s text:c="8"/>return "black";</text:p>
      <text:p text:style-name="P3"><text:s text:c="4"/>}</text:p>
      <text:p text:style-name="P3">});</text:p>
      <text:p text:style-name="P2"><text:span text:style-name="T1">9. .attr():</text:span> -&gt; could be used to set:</text:p>
      <text:p text:style-name="Preformatted_20_Text"><text:span text:style-name="Source_20_Text"><text:span text:style-name="T4">class <text:s text:c="2"/>| <text:s text:c="2"/>caption</text:span></text:span></text:p>
      <text:p text:style-name="P8"><text:span text:style-name="Source_20_Text"><text:span text:style-name="T4">id <text:s text:c="5"/>| <text:s text:c="2"/>country</text:span></text:span></text:p>
      <text:p text:style-name="P8"><text:span text:style-name="Source_20_Text"><text:span text:style-name="T4">src <text:s text:c="4"/>| <text:s text:c="2"/>logo.png</text:span></text:span></text:p>
      <text:p text:style-name="P8"><text:span text:style-name="Source_20_Text"><text:span text:style-name="T4">width <text:s text:c="2"/>| <text:s text:c="2"/>100px</text:span></text:span></text:p>
      <text:p text:style-name="P8"><text:span text:style-name="Source_20_Text"><text:span text:style-name="T4">alt <text:s text:c="4"/>| <text:s text:c="2"/>Logo</text:span></text:span></text:p>
      <text:p text:style-name="P5"><text:span text:style-name="T9">To give our </text:span><text:span text:style-name="Source_20_Text"><text:span text:style-name="T4">div</text:span></text:span><text:span text:style-name="T9">s a class of </text:span><text:span text:style-name="Source_20_Text"><text:span text:style-name="T4">bar</text:span></text:span><text:span text:style-name="T9">, we can use:</text:span></text:p>
      <text:p text:style-name="P6"><text:span text:style-name="Source_20_Text"><text:span text:style-name="T4">.attr("class", "bar")</text:span></text:span></text:p>
      <text:p text:style-name="Preformatted_20_Text"><text:span text:style-name="T1">10. svg element:</text:span> -&gt; any vetcor-graphic that is been drawn must be inside svg element.</text:p>
      <text:p text:style-name="Preformatted_20_Text">&gt;&gt;Example:</text:p>
      <text:p text:style-name="P7"><text:soft-page-break/><text:span text:style-name="Source_20_Text"><text:span text:style-name="T4">&lt;svg width="500" height="50"&gt;</text:span></text:span></text:p>
      <text:p text:style-name="P9"><text:span text:style-name="Source_20_Text"><text:span text:style-name="T4">&lt;/svg&gt;</text:span></text:span></text:p>
      <text:p text:style-name="P4">all visual elements must be included between svg tags.</text:p>
      <text:p text:style-name="P4"><text:span text:style-name="T1">11. No layering:</text:span> -&gt; there is no layering in svg, so any elements that u want to come over the other elements must be added at the last.</text:p>
      <text:p text:style-name="P4">Where as one can use <text:span text:style-name="T1">Transpiracy</text:span>. Either using rgba() OR set an obacity value.</text:p>
      <text:p text:style-name="P4"/>
      <text:p text:style-name="P4">&gt;&gt;Example:</text:p>
      <text:p text:style-name="P4"><text:span text:style-name="Source_20_Text"><text:span text:style-name="T5">&lt;circle cx="25" cy="25" r="20" fill="rgba(128, 0, 128, 1.0)"/&gt;</text:span></text:span></text:p>
      <text:p text:style-name="P4"><text:span text:style-name="Source_20_Text"><text:span text:style-name="T5">&lt;circle cx="65" cy="25" r="20" fill="green"</text:span></text:span></text:p>
      <text:p text:style-name="P9"><text:span text:style-name="Source_20_Text"><text:span text:style-name="T7"><text:s text:c="8"/></text:span></text:span><text:span text:style-name="Source_20_Text"><text:span text:style-name="T4">stroke="blue" stroke-width="10"</text:span></text:span></text:p>
      <text:p text:style-name="P9"><text:span text:style-name="Source_20_Text"><text:span text:style-name="T7"><text:s text:c="8"/></text:span></text:span><text:span text:style-name="Source_20_Text"><text:span text:style-name="T4">opacity="0.5"/&gt;</text:span></text:span></text:p>
      <text:p text:style-name="P4"><text:span text:style-name="Source_20_Text"><text:span text:style-name="T5"/></text:span></text:p>
      <text:p text:style-name="P4"><text:span text:style-name="T1">12.'i' numeric index:</text:span> -&gt; <text:s/>'i' is also automatically populated for us as the case for 'd'. 'i' is the numeric index ccalue of the current element. Starts from 0.</text:p>
      <text:p text:style-name="P4"/>
      <text:p text:style-name="P4">&gt;&gt;Example:</text:p>
      <text:p text:style-name="P4"><text:span text:style-name="Source_20_Text"><text:span text:style-name="T5">var circles = svg.selectAll("circle")</text:span></text:span></text:p>
      <text:p text:style-name="P9"><text:span text:style-name="Source_20_Text"><text:span text:style-name="T7"><text:s text:c="17"/></text:span></text:span><text:span text:style-name="Source_20_Text"><text:span text:style-name="T4">.data(dataset)</text:span></text:span></text:p>
      <text:p text:style-name="P9"><text:span text:style-name="Source_20_Text"><text:span text:style-name="T7"><text:s text:c="17"/></text:span></text:span><text:span text:style-name="Source_20_Text"><text:span text:style-name="T4">.enter()</text:span></text:span></text:p>
      <text:p text:style-name="P9"><text:span text:style-name="Source_20_Text"><text:span text:style-name="T7"><text:s text:c="17"/></text:span></text:span><text:span text:style-name="Source_20_Text"><text:span text:style-name="T4">.append("circle");</text:span></text:span></text:p>
      <text:p text:style-name="P4"><text:span text:style-name="Source_20_Text"><text:span text:style-name="T5">circles.attr("cx", function(d, i) {</text:span></text:span></text:p>
      <text:p text:style-name="P9"><text:span text:style-name="Source_20_Text"><text:span text:style-name="T7"><text:s text:c="12"/></text:span></text:span><text:span text:style-name="Source_20_Text"><text:span text:style-name="T4">return (i * 50) + 25;</text:span></text:span></text:p>
      <text:p text:style-name="P9"><text:span text:style-name="Source_20_Text"><text:span text:style-name="T7"><text:s text:c="8"/></text:span></text:span><text:span text:style-name="Source_20_Text"><text:span text:style-name="T4">})</text:span></text:span></text:p>
      <text:p text:style-name="P9"><text:span text:style-name="Source_20_Text"><text:span text:style-name="T7"><text:s text:c="7"/></text:span></text:span><text:span text:style-name="Source_20_Text"><text:span text:style-name="T4">.attr("cy", h/2)</text:span></text:span></text:p>
      <text:p text:style-name="P9"><text:span text:style-name="Source_20_Text"><text:span text:style-name="T7"><text:s text:c="7"/></text:span></text:span><text:span text:style-name="Source_20_Text"><text:span text:style-name="T4">.attr("r", function(d) {</text:span></text:span></text:p>
      <text:p text:style-name="P9"><text:span text:style-name="Source_20_Text"><text:span text:style-name="T7"><text:s text:c="12"/></text:span></text:span><text:span text:style-name="Source_20_Text"><text:span text:style-name="T4">return d;</text:span></text:span></text:p>
      <text:p text:style-name="P9"><text:span text:style-name="Source_20_Text"><text:span text:style-name="T7"><text:s text:c="7"/></text:span></text:span><text:span text:style-name="Source_20_Text"><text:span text:style-name="T4">});</text:span></text:span></text:p>
      <text:p text:style-name="Preformatted_20_Text">'d' must be included even if we dont need to use 'd'.</text:p>
      <text:p text:style-name="Preformatted_20_Text"><text:span text:style-name="T1">13. d3.scale:</text:span> -&gt; used to scale input(domian) to output(range).</text:p>
      <text:p text:style-name="Preformatted_20_Text"/>
      <text:p text:style-name="Preformatted_20_Text">&gt;&gt;Example:</text:p>
      <text:p text:style-name="P7"><text:span text:style-name="Source_20_Text"><text:span text:style-name="T4">var scale = d3.scale.linear()</text:span></text:span></text:p>
      <text:p text:style-name="P9"><text:span text:style-name="Source_20_Text"><text:span text:style-name="T7"><text:s text:c="20"/></text:span></text:span><text:span text:style-name="Source_20_Text"><text:span text:style-name="T4">.domain([100, 500])</text:span></text:span></text:p>
      <text:p text:style-name="P9"><text:span text:style-name="Source_20_Text"><text:span text:style-name="T7"><text:s text:c="20"/></text:span></text:span><text:span text:style-name="Source_20_Text"><text:span text:style-name="T4">.range([10, 350]);</text:span></text:span></text:p>
      <text:p text:style-name="P10">Either way, our scale is ready to use!</text:p>
      <text:p text:style-name="P7"><text:span text:style-name="Source_20_Text"><text:span text:style-name="T4">scale(100); <text:s/>//Returns 10</text:span></text:span></text:p>
      <text:p text:style-name="P9"><text:span text:style-name="Source_20_Text"><text:span text:style-name="T4">scale(300); <text:s/>//Returns 180</text:span></text:span></text:p>
      <text:p text:style-name="P9"><text:span text:style-name="Source_20_Text"><text:span text:style-name="T4">scale(500); <text:s/>//Returns 350</text:span></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skerville" svg:font-family="Baskerville, 'Times New Roma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4T20:03:47</dc:date>
    <dc:creator>vatsal </dc:creator>
    <meta:generator>LibreOffice/3.5$Linux_X86_64 LibreOffice_project/350m1$Build-2</meta:generator>
    <meta:editing-duration>P1DT3H48M7S</meta:editing-duration>
    <meta:editing-cycles>8</meta:editing-cycles>
    <meta:document-statistic meta:table-count="0" meta:image-count="0" meta:object-count="0" meta:page-count="2" meta:paragraph-count="73" meta:word-count="558" meta:character-count="3591" meta:non-whitespace-character-count="2858"/>
  </office:meta>
</office:document-meta>
</file>